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6.88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8.047cm"/>
    </style:style>
    <style:style style:name="co6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cm"/>
      <style:text-properties style:text-position="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cm"/>
      <style:text-properties style:text-position="" fo:font-size="8pt" style:font-size-asian="8pt" style:font-size-complex="8pt" fo:hyphenate="true"/>
    </style:style>
    <style:style style:name="ce5" style:family="table-cell" style:parent-style-name="Default">
      <style:table-cell-properties fo:background-color="#cfe7f5"/>
      <style:text-properties style:text-position="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cm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background-color="#cfe7f5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OMBRE </text:p>
          </table:table-cell>
          <table:table-cell table:style-name="ce1" office:value-type="string">
            <text:p>APELLIDOS</text:p>
          </table:table-cell>
          <table:table-cell table:style-name="ce1" office:value-type="string">
            <text:p>CORREO ELECTRONICO</text:p>
          </table:table-cell>
          <table:table-cell table:style-name="ce1" office:value-type="string">
            <text:p>CARGO DESEMPEÑADO</text:p>
          </table:table-cell>
          <table:table-cell table:style-name="ce1" office:value-type="string">
            <text:p>DIRECCIÓN GENERAL A LA QUE PERTENECE</text:p>
          </table:table-cell>
          <table:table-cell table:style-name="ce4" office:value-type="string">
            <text:p>HOSPITAL AL QUE PERTENECE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Andrés</text:p>
          </table:table-cell>
          <table:table-cell table:style-name="ce3" office:value-type="string">
            <text:p>Fuentes Pérez</text:p>
          </table:table-cell>
          <table:table-cell table:style-name="Default" office:value-type="string">
            <text:p><text:a xlink:href="mailto:andres.fuentes.sspa@juntadeandalucia.es">andres.fuentes.sspa@juntadeandalucia.es</text:a></text:p>
          </table:table-cell>
          <table:table-cell office:value-type="string">
            <text:p>Subdirector Económico</text:p>
          </table:table-cell>
          <table:table-cell/>
          <table:table-cell office:value-type="string">
            <text:p>Hospital Universitario Virgen Macarena</text:p>
          </table:table-cell>
          <table:table-cell table:number-columns-repeated="1018"/>
        </table:table-row>
        <table:table-row table:style-name="ro1">
          <table:table-cell office:value-type="string">
            <text:p>Carlos </text:p>
          </table:table-cell>
          <table:table-cell office:value-type="string">
            <text:p>Miguez Sánchez</text:p>
          </table:table-cell>
          <table:table-cell table:style-name="Default" office:value-type="string">
            <text:p><text:a xlink:href="mailto:carlos.miguez.sspa@juntadeandalucia.es">carlos.miguez.sspa@juntadeandalucia.es</text:a></text:p>
          </table:table-cell>
          <table:table-cell office:value-type="string">
            <text:p>Director Médico</text:p>
          </table:table-cell>
          <table:table-cell/>
          <table:table-cell office:value-type="string">
            <text:p>Hospital Universitario Virgen Macarena</text:p>
          </table:table-cell>
          <table:table-cell table:number-columns-repeated="1018"/>
        </table:table-row>
        <table:table-row table:style-name="ro1">
          <table:table-cell office:value-type="string">
            <text:p>Juan Carlos</text:p>
          </table:table-cell>
          <table:table-cell office:value-type="string">
            <text:p>Gómez Rosado</text:p>
          </table:table-cell>
          <table:table-cell table:style-name="Default" office:value-type="string">
            <text:p><text:a xlink:href="mailto:juanc.gomez.rosado.sspa@juntadeandalucia.es">juanc.gomez.rosado.sspa@juntadeandalucia.es</text:a></text:p>
          </table:table-cell>
          <table:table-cell office:value-type="string">
            <text:p>Subdirector Médico</text:p>
          </table:table-cell>
          <table:table-cell/>
          <table:table-cell office:value-type="string">
            <text:p>Hospital Universitario Virgen Macarena</text:p>
          </table:table-cell>
          <table:table-cell table:number-columns-repeated="1018"/>
        </table:table-row>
        <table:table-row table:style-name="ro1">
          <table:table-cell office:value-type="string">
            <text:p>Jesús</text:p>
          </table:table-cell>
          <table:table-cell office:value-type="string">
            <text:p>Cárcamo Baena</text:p>
          </table:table-cell>
          <table:table-cell table:style-name="Default" office:value-type="string">
            <text:p><text:a xlink:href="mailto:jesus.carcamo.sspa@juntadeandalucia.es">jesus.carcamo.sspa@juntadeandalucia.es</text:a></text:p>
          </table:table-cell>
          <table:table-cell office:value-type="string">
            <text:p>Director Enfermería</text:p>
          </table:table-cell>
          <table:table-cell/>
          <table:table-cell office:value-type="string">
            <text:p>Hospital Universitario Virgen Macarena</text:p>
          </table:table-cell>
          <table:table-cell table:number-columns-repeated="1018"/>
        </table:table-row>
        <table:table-row table:style-name="ro1">
          <table:table-cell office:value-type="string">
            <text:p>Ángela</text:p>
          </table:table-cell>
          <table:table-cell office:value-type="string">
            <text:p>Naranjo Pérez</text:p>
          </table:table-cell>
          <table:table-cell table:style-name="Default" office:value-type="string">
            <text:p><text:a xlink:href="mailto:angelesm.naranjo.sspa@juntadeandalucia.es">angelesm.naranjo.sspa@juntadeandalucia.es</text:a></text:p>
          </table:table-cell>
          <table:table-cell office:value-type="string">
            <text:p>Administrativa</text:p>
          </table:table-cell>
          <table:table-cell/>
          <table:table-cell office:value-type="string">
            <text:p>Hospital Universitario Virgen Macarena</text:p>
          </table:table-cell>
          <table:table-cell table:number-columns-repeated="1018"/>
        </table:table-row>
        <table:table-row table:style-name="ro1">
          <table:table-cell office:value-type="string">
            <text:p>Avelina</text:p>
          </table:table-cell>
          <table:table-cell office:value-type="string">
            <text:p>Guzmán Valencia</text:p>
          </table:table-cell>
          <table:table-cell table:style-name="Default" office:value-type="string">
            <text:p><text:a xlink:href="mailto:avelina.guzman.sspa@juntadeandalucia.es">avelina.guzman.sspa@juntadeandalucia.es</text:a></text:p>
          </table:table-cell>
          <table:table-cell office:value-type="string">
            <text:p>Administrativa</text:p>
          </table:table-cell>
          <table:table-cell/>
          <table:table-cell office:value-type="string">
            <text:p>Hospital Universitario Virgen Macarena</text:p>
          </table:table-cell>
          <table:table-cell table:number-columns-repeated="1018"/>
        </table:table-row>
        <table:table-row table:style-name="ro2" table:number-rows-repeated="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169cm" fo:margin-right="0.169cm" style:shadow="none" fo:background-color="transparent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1:04:13.9961388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7:03:34.516317741</meta:creation-date>
    <dc:date>2015-01-30T09:15:06.81</dc:date>
    <meta:editing-duration>PT21M49S</meta:editing-duration>
    <meta:editing-cycles>3</meta:editing-cycles>
    <meta:generator>LibreOffice/4.2.7.2$Linux_X86_64 LibreOffice_project/420m0$Build-2</meta:generator>
    <meta:print-date>2015-01-30T09:10:36.97</meta:print-date>
    <meta:document-statistic meta:table-count="1" meta:cell-count="36" meta:object-count="0"/>
  </office:meta>
</office:document-meta>
</file>